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44e0" officeooo:paragraph-rsid="001d44e0"/>
    </style:style>
    <style:style style:name="P2" style:family="paragraph" style:parent-style-name="Standard">
      <style:text-properties officeooo:rsid="001d44e0" officeooo:paragraph-rsid="001e9fb1"/>
    </style:style>
    <style:style style:name="P3" style:family="paragraph" style:parent-style-name="Standard">
      <style:text-properties officeooo:rsid="001d44e0" officeooo:paragraph-rsid="002a3330"/>
    </style:style>
    <style:style style:name="P4" style:family="paragraph" style:parent-style-name="Standard">
      <style:text-properties officeooo:rsid="001f2f7d" officeooo:paragraph-rsid="001f2f7d"/>
    </style:style>
    <style:style style:name="P5" style:family="paragraph" style:parent-style-name="Standard">
      <style:text-properties officeooo:rsid="001f2f7d" officeooo:paragraph-rsid="001fcf38"/>
    </style:style>
    <style:style style:name="P6" style:family="paragraph" style:parent-style-name="Standard">
      <style:text-properties officeooo:rsid="001f2f7d" officeooo:paragraph-rsid="0027729f"/>
    </style:style>
    <style:style style:name="P7" style:family="paragraph" style:parent-style-name="Standard">
      <style:text-properties officeooo:rsid="00225a1f" officeooo:paragraph-rsid="0024376f"/>
    </style:style>
    <style:style style:name="P8" style:family="paragraph" style:parent-style-name="Standard">
      <style:text-properties officeooo:rsid="00225a1f" officeooo:paragraph-rsid="0025bbae"/>
    </style:style>
    <style:style style:name="P9" style:family="paragraph" style:parent-style-name="Standard">
      <style:text-properties officeooo:rsid="0024376f" officeooo:paragraph-rsid="0024376f"/>
    </style:style>
    <style:style style:name="P10" style:family="paragraph" style:parent-style-name="Standard">
      <style:text-properties officeooo:rsid="0025bbae" officeooo:paragraph-rsid="0025bbae"/>
    </style:style>
    <style:style style:name="P11" style:family="paragraph" style:parent-style-name="Standard">
      <style:text-properties officeooo:rsid="0025bbae" officeooo:paragraph-rsid="0027482c"/>
    </style:style>
    <style:style style:name="P12" style:family="paragraph" style:parent-style-name="Standard">
      <style:text-properties officeooo:rsid="0027482c" officeooo:paragraph-rsid="0027482c"/>
    </style:style>
    <style:style style:name="P13" style:family="paragraph" style:parent-style-name="Standard">
      <style:text-properties officeooo:rsid="0027482c" officeooo:paragraph-rsid="0027729f"/>
    </style:style>
    <style:style style:name="P14" style:family="paragraph" style:parent-style-name="Standard">
      <style:text-properties officeooo:rsid="0028b04e" officeooo:paragraph-rsid="0029211a"/>
    </style:style>
    <style:style style:name="P15" style:family="paragraph" style:parent-style-name="Standard">
      <style:paragraph-properties fo:text-align="center" style:justify-single-word="false"/>
      <style:text-properties fo:color="#0066b3" fo:font-size="20pt" fo:font-weight="bold" officeooo:rsid="0029211a" officeooo:paragraph-rsid="0029211a" style:font-size-asian="20pt" style:font-weight-asian="bold" style:font-size-complex="20pt" style:font-weight-complex="bold"/>
    </style:style>
    <style:style style:name="P16" style:family="paragraph" style:parent-style-name="Standard">
      <style:text-properties fo:color="#0066b3" fo:font-size="20pt" fo:font-weight="bold" officeooo:rsid="0029211a" officeooo:paragraph-rsid="002a3330" style:font-size-asian="20pt" style:font-weight-asian="bold" style:font-size-complex="20pt" style:font-weight-complex="bold"/>
    </style:style>
    <style:style style:name="P17" style:family="paragraph" style:parent-style-name="Standard">
      <style:paragraph-properties fo:text-align="center" style:justify-single-word="false"/>
      <style:text-properties fo:color="#0066b3" fo:font-size="20pt" fo:font-weight="bold" officeooo:rsid="001d44e0" officeooo:paragraph-rsid="002a3330" style:font-size-asian="20pt" style:font-weight-asian="bold" style:font-size-complex="20pt" style:font-weight-complex="bold"/>
    </style:style>
    <style:style style:name="T1" style:family="text">
      <style:text-properties officeooo:rsid="001e9fb1"/>
    </style:style>
    <style:style style:name="T2" style:family="text">
      <style:text-properties officeooo:rsid="001f2f7d"/>
    </style:style>
    <style:style style:name="T3" style:family="text">
      <style:text-properties officeooo:rsid="00213a44"/>
    </style:style>
    <style:style style:name="T4" style:family="text">
      <style:text-properties officeooo:rsid="00225a1f"/>
    </style:style>
    <style:style style:name="T5" style:family="text">
      <style:text-properties officeooo:rsid="0024376f"/>
    </style:style>
    <style:style style:name="T6" style:family="text">
      <style:text-properties officeooo:rsid="0027482c"/>
    </style:style>
    <style:style style:name="T7" style:family="text">
      <style:text-properties officeooo:rsid="0027729f"/>
    </style:style>
    <style:style style:name="T8" style:family="text">
      <style:text-properties officeooo:rsid="002921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7">Utilisation</text:p>
      <text:p text:style-name="P3">Nous avons mis en place un <text:span text:style-name="T1">système</text:span> de gestion des rendez-vous pour un <text:span text:style-name="T1">hôpital.</text:span></text:p>
      <text:p text:style-name="P3"><text:span text:style-name="T1">L’hôpital</text:span> est <text:span text:style-name="T1">organisé</text:span> en service, dans chaque service on trouve une <text:span text:style-name="T1">spécialisé</text:span> et chaque <text:span text:style-name="T1">médecin</text:span> est <text:span text:style-name="T1">spécialisé</text:span> dans un domaine. Chaque service a un <text:span text:style-name="T1">secrétaire</text:span> qui <text:span text:style-name="T1">gère</text:span> les rendez-vous des patients par rapport au planning des <text:span text:style-name="T1">médecins.</text:span></text:p>
      <text:p text:style-name="P1"/>
      <text:p text:style-name="P2">Nous avons <text:span text:style-name="T2">inséré dans notre base de données 3 profils :</text:span></text:p>
      <text:p text:style-name="P2"/>
      <text:p text:style-name="P4">Administrateur : email --&gt;<text:a xlink:type="simple" xlink:href="mailto:moustapha@gmail.com" text:style-name="Internet_20_link" text:visited-style-name="Visited_20_Internet_20_Link">moustapha@gmail.com</text:a></text:p>
      <text:p text:style-name="P4"><text:tab/><text:tab/> <text:s text:c="2"/>mot de passe --&gt;<text:span text:style-name="T7">moustapha</text:span> </text:p>
      <text:p text:style-name="P4"/>
      <text:p text:style-name="P4"/>
      <text:p text:style-name="P5">Médecin : <text:s/>email --<text:span text:style-name="T3">&gt;khalil@gmail.com</text:span></text:p>
      <text:p text:style-name="P5"><text:tab/><text:tab/> <text:s text:c="2"/>mot de passe --&gt;<text:span text:style-name="T7">Khalil</text:span> </text:p>
      <text:p text:style-name="P4"/>
      <text:p text:style-name="P4"/>
      <text:p text:style-name="P6">Secrétaire : <text:s/>email --&gt;<text:span text:style-name="T4">amy@gmail.com</text:span></text:p>
      <text:p text:style-name="P5"><text:tab/><text:tab/> <text:s text:c="2"/>mot de passe →amy</text:p>
      <text:p text:style-name="P5"/>
      <text:p text:style-name="P16">Ce que voit chaque utilisateur sur son interface</text:p>
      <text:p text:style-name="P8">l’Administrateur a la possibilit<text:span text:style-name="T5">é</text:span> <text:span text:style-name="T5">de voir le nombre de médecins qu’il y’a dans chaque service, d’ajouter, de lister, de modifier ou de supprimer les différents utilisateurs (médecins,secrétaires,administrateurs). Il a les mêmes possibilités pour les services les spécialités et les domaines.</text:span></text:p>
      <text:p text:style-name="P7"/>
      <text:p text:style-name="P9">Le <text:span text:style-name="T7">secrétaire</text:span> peut créer un rendez-vous les lister ou les reprogrammer en cas d’indisponibilit<text:span text:style-name="T1">é </text:span>du <text:span text:style-name="T7">médecin</text:span></text:p>
      <text:p text:style-name="P7"><text:span text:style-name="T5">Le médecin peut valider ou reporter un rendez-vous <text:s text:c="2"/></text:span></text:p>
      <text:p text:style-name="P7"/>
      <text:p text:style-name="P10">Chaque utilisateur connect<text:span text:style-name="T5">é </text:span>ne voit que les informations qui le concernent.</text:p>
      <text:p text:style-name="P11"><text:s/><text:span text:style-name="T6">Nous avons subdivisé les rendez vous en 4 types</text:span></text:p>
      <text:p text:style-name="P13">les rendez-vous valid<text:span text:style-name="T5">é</text:span>s : Ce sont les rv cr<text:span text:style-name="T5">é</text:span>es par le <text:span text:style-name="T7">secrétaire</text:span> <text:span text:style-name="T7">et envoyés au médecin que ce dernier <text:tab/><text:tab/><text:tab/> <text:s text:c="2"/>décide de valider.</text:span> </text:p>
      <text:p text:style-name="P13">les rendez-vous report<text:span text:style-name="T5">é</text:span>s :Ce sont les rv cr<text:span text:style-name="T5">é</text:span>es par le <text:span text:style-name="T7">secrétaire</text:span> <text:span text:style-name="T7">et envoyés au médecin que ce dernier <text:tab/><text:tab/><text:tab/> <text:s text:c="2"/>décide d’annuler.</text:span> </text:p>
      <text:p text:style-name="P13">les rendez-vous en cours :Ce sont les rv <text:span text:style-name="T7">validés par le médecin. <text:tab/><text:tab/><text:tab/> <text:s text:c="2"/></text:span></text:p>
      <text:p text:style-name="P13">les rendez-vous termin<text:span text:style-name="T5">é</text:span>s :<text:span text:style-name="T7">Ce sont les rendez vous déjà fait par le médecin.</text:span></text:p>
      <text:p text:style-name="P13"/>
      <text:p text:style-name="P13"/>
      <text:p text:style-name="P15">Simulation </text:p>
      <text:p text:style-name="P14">Lorsque le <text:span text:style-name="T8">secrétaire</text:span> créer un rendez vous et l’envoie au <text:span text:style-name="T8">médecin</text:span> il <text:span text:style-name="T8">y’a 2 cas :</text:span></text:p>
      <text:p text:style-name="P14"/>
      <text:p text:style-name="P14"><text:span text:style-name="T8">1 si le médecin le valide, les données son envoyés sur la liste des rv en cours et après consultation le médecin appuie sur terminer et renseigne le résultat de la consultation. Après ceci apparaît sur la liste des rv terminés au niveau du médecin et du secrétaire ,la seule différence est que seul le médecin pourra voir le résultat de la consultation.</text:span></text:p>
      <text:p text:style-name="P14"/>
      <text:p text:style-name="P14"><text:soft-page-break/><text:span text:style-name="T8">2 si le médecin reporte le rv les informations sont directement retournées au secrétaire qui aura le choix de reprogrammer le rv.</text:span>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Amy &amp; Khali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08:35:00.057859607</meta:creation-date>
    <dc:date>2019-10-30T16:59:46.340189857</dc:date>
    <meta:editing-duration>PT4M19S</meta:editing-duration>
    <meta:editing-cycles>3</meta:editing-cycles>
    <meta:generator>LibreOffice/6.0.7.3$Linux_X86_64 LibreOffice_project/00m0$Build-3</meta:generator>
    <meta:document-statistic meta:table-count="0" meta:image-count="0" meta:object-count="0" meta:page-count="2" meta:paragraph-count="25" meta:word-count="356" meta:character-count="2185" meta:non-whitespace-character-count="1813"/>
  </office:meta>
</office:document-meta>
</file>